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1">Opename_MVP_Plan_v5</text:h>
      <text:h text:outline-level="2">Potential Licensing &amp; Integration Use Case – GroupBuild</text:h>
      <text:p>The Opename voting engine can be licensed for integration into third-party platforms such as GroupBuild, allowing enhanced democratic functionality for group management. In this scenario, Group Initiators and Moderators on GroupBuild could embed the Opename voting module directly into their group pages. This would enable them to:</text:p>
      <text:p>1. Poll Group Members in real-time or asynchronously regarding key strategic decisions, such as event planning, campaign direction, or internal policy changes.</text:p>
      <text:p>2. Evolve Strategy Options Collaboratively, allowing members to co-edit answer/strategy choices live, rather than just selecting from predefined options.</text:p>
      <text:p>3. Weight Votes by Peer Recognition, using the Function + Qualifier + Endorsement model to ensure the most credible voices carry proportional influence, based on their contributions and group-acknowledged expertise.</text:p>
      <text:p>4. Export White-Label Reports summarizing member preferences, discussion highlights, and inferred strategic direction—usable in both public-facing announcements and internal documentation.</text:p>
      <text:p>5. Avoid Long-Term Data Retention, as all session data is transient unless specifically saved by the session initiator, helping GroupBuild maintain a lean data compliance model.</text:p>
      <text:p>This integration allows civic and advocacy groups within GroupBuild to make use of a meritocratic, pseudonym-based deliberation engine that supports more nuanced and participatory decision-making than traditional poll tools.</text:p>
      <text:p>[Placeholder for diagram: 'Where Opename’s voting methodology fits on the spectrum of democratic voting systems']</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